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D7600000B94F55EDEF2.svm"/>
  <manifest:file-entry manifest:media-type="" manifest:full-path="Pictures/2000000700000AC10000078C0D0C8A3F.svm"/>
  <manifest:file-entry manifest:media-type="" manifest:full-path="Pictures/2000000700000B7A00000708A8B3FF0E.svm"/>
  <manifest:file-entry manifest:media-type="" manifest:full-path="Pictures/2000000700000D8B00000846E5234B43.svm"/>
  <manifest:file-entry manifest:media-type="" manifest:full-path="Pictures/2000000700001D7600000B7A818B66CC.svm"/>
  <manifest:file-entry manifest:media-type="" manifest:full-path="Pictures/20000007000007080000070866045F7A.svm"/>
  <manifest:file-entry manifest:media-type="" manifest:full-path="Pictures/2000000700000B5F0000082BD8A5A4C6.svm"/>
  <manifest:file-entry manifest:media-type="" manifest:full-path="Pictures/2000000700001D7600000BAF2E699E77.svm"/>
  <manifest:file-entry manifest:media-type="" manifest:full-path="Pictures/2000000700001D7600000B94BC1A21C8.svm"/>
  <manifest:file-entry manifest:media-type="" manifest:full-path="Pictures/2000000700001DAB00000BAF5261612C.svm"/>
  <manifest:file-entry manifest:media-type="" manifest:full-path="Pictures/2000000700000C4E00000811CA415AAF.svm"/>
  <manifest:file-entry manifest:media-type="" manifest:full-path="Pictures/2000000700001D4100000B945954A94C.svm"/>
  <manifest:file-entry manifest:media-type="" manifest:full-path="Pictures/2000000700001D4100000B94737388B6.svm"/>
  <manifest:file-entry manifest:media-type="" manifest:full-path="Pictures/2000000700001D4100000B94349390CE.svm"/>
  <manifest:file-entry manifest:media-type="" manifest:full-path="Pictures/20000007000007F6000008B0C1C7B8C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KCJA UŻYTKOWNIKA APLIKACJI DLA FIRMY <text:span text:style-name="T1">CYCLISTSS </text:span></text:p>
      <text:p text:style-name="P1"/>
      <text:p text:style-name="P1">a) Logowanie </text:p>
      <text:p text:style-name="P1">b) Wypożyczanie/oddawanie roweru</text:p>
      <text:p text:style-name="P1">c) Zmiana stanu technicznego roweru</text:p>
      <text:p text:style-name="P1">d) Dodawanie/usuwanie roweru</text:p>
      <text:p text:style-name="P1"/>
      <text:p text:style-name="P1">a) Logowanie</text:p>
      <text:p text:style-name="P1"/>
      <text:p text:style-name="P1">Aby zalogować się do naszej aplikacji wymagane należy najpierw ją włączyć. Po włączeniu wyświetli się okno dialogowe do którego należy wpisać login oraz hasła po czym nacisnąć przycisk "OK" w celu zalogowania się na konkretne konto.</text:p>
      <text:p text:style-name="P1"><draw:frame draw:style-name="fr1" draw:name="grafika1" text:anchor-type="paragraph" svg:x="0.15cm" svg:y="0.196cm" svg:width="7.542cm" svg:height="2.992cm" draw:z-index="0"><draw:image xlink:href="Pictures/2000000700001D7600000BAF2E699E77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Po zalogowaniu w lewym dolnym rogu widnieje oznaczenie jakie uprawnienia ma konto na które się zalogowaliśmy.</text:p>
      <text:p text:style-name="P1"/>
      <text:p text:style-name="P1">b) Wypożyczanie/oddawanie roweru</text:p>
      <text:p text:style-name="P1"/>
      <text:p text:style-name="P1"><draw:frame draw:style-name="fr2" draw:name="grafika2" text:anchor-type="paragraph" svg:x="13.935cm" svg:y="0.132cm" svg:width="3.468cm" svg:height="2.118cm" draw:z-index="1"><draw:image xlink:href="Pictures/2000000700000D8B00000846E5234B43.svm" xlink:type="simple" xlink:show="embed" xlink:actuate="onLoad"/></draw:frame>Aby wypożyczyć rower należy najpierw przeprowadzić logowanie. Po poprawnym zalogowaniu należy nacisnąć przycisk „Wypożycz rower”</text:p>
      <text:p text:style-name="P1">Po naciśnięci przycisku wyświetlone zostanie okno dialogowe w którym należy wprowadzić numer ID roweru który chcemy wypożyczyć, a następnie wcisnąć przycisk „OK”. </text:p>
      <text:p text:style-name="P1"><draw:frame draw:style-name="fr3" draw:name="grafika3" text:anchor-type="paragraph" svg:x="0.123cm" svg:y="0cm" svg:width="7.542cm" svg:height="2.963cm" draw:z-index="2"><draw:image xlink:href="Pictures/2000000700001D7600000B94F55EDEF2.svm" xlink:type="simple" xlink:show="embed" xlink:actuate="onLoad"/></draw:frame>Aby anulować akcje należy wcisnąć przycisk „Cancel”.</text:p>
      <text:p text:style-name="P1"/>
      <text:p text:style-name="P1"><draw:frame draw:style-name="fr2" draw:name="grafika4" text:anchor-type="paragraph" svg:x="13.843cm" svg:y="0.24cm" svg:width="2.91cm" svg:height="2.09cm" draw:z-index="3"><draw:image xlink:href="Pictures/2000000700000B5F0000082BD8A5A4C6.svm" xlink:type="simple" xlink:show="embed" xlink:actuate="onLoad"/></draw:frame>Oby zwrócić rower wcześniej wypożyczony należy wcisnąć przycisk „Oddaj rower”</text:p>
      <text:p text:style-name="P1">Po naciśnięci przycisku wyświetlone zostanie okno dialogowe w którym należy wprowadzić numer ID roweru który chcemy oddać, a następnie wcisnąć przycisk „OK”. Po naciśnięciu przycisku zostanie przekazana informacja jak długo rower pozostał wypożyczony oraz jaką kwotę należy uiścić. </text:p>
      <text:p text:style-name="P1"><draw:frame draw:style-name="fr3" draw:name="grafika5" text:anchor-type="paragraph" svg:x="0.018cm" svg:y="0cm" svg:width="7.542cm" svg:height="2.963cm" draw:z-index="4"><draw:image xlink:href="Pictures/2000000700001D7600000B94BC1A21C8.svm" xlink:type="simple" xlink:show="embed" xlink:actuate="onLoad"/></draw:frame>Aby anulować akcje należy wcisnąć przycisk „Cancel”.</text:p>
      <text:p text:style-name="P1"/>
      <text:p text:style-name="P1"/>
      <text:p text:style-name="P1"><text:soft-page-break/>c) Zmiana stanu technicznego roweru</text:p>
      <text:p text:style-name="P1"/>
      <text:p text:style-name="P1"><draw:frame draw:style-name="fr2" draw:name="grafika6" text:anchor-type="paragraph" svg:x="12.785cm" svg:y="0cm" svg:width="1.799cm" svg:height="1.799cm" draw:z-index="5"><draw:image xlink:href="Pictures/20000007000007080000070866045F7A.svm" xlink:type="simple" xlink:show="embed" xlink:actuate="onLoad"/></draw:frame><draw:frame draw:style-name="fr3" draw:name="grafika7" text:anchor-type="paragraph" svg:x="0.203cm" svg:y="1.63cm" svg:width="7.489cm" svg:height="2.963cm" draw:z-index="6"><draw:image xlink:href="Pictures/2000000700001D4100000B94349390CE.svm" xlink:type="simple" xlink:show="embed" xlink:actuate="onLoad"/></draw:frame>Aby zmienić stan techniczny roweru z „Dobry” na „Zepsuty” należy nacisnąć przycisk „Zepsuty”, a następnie w oknie dialogowym które się ukaże wpisać numer uszkodzonego roweru i nacisnąć przycisk „OK”<text:line-break/>Aby anulować akcje należy wcisnąć przycisk „Cancel”.</text:p>
      <text:p text:style-name="P1"/>
      <text:p text:style-name="P1"/>
      <text:p text:style-name="P1"><draw:frame draw:style-name="fr3" draw:name="grafika9" text:anchor-type="paragraph" svg:x="0.335cm" svg:y="2.09cm" svg:width="7.489cm" svg:height="2.963cm" draw:z-index="7"><draw:image xlink:href="Pictures/2000000700001D4100000B94737388B6.svm" xlink:type="simple" xlink:show="embed" xlink:actuate="onLoad"/></draw:frame><draw:frame draw:style-name="fr2" draw:name="grafika8" text:anchor-type="paragraph" svg:x="12.215cm" svg:y="0cm" svg:width="3.15cm" svg:height="2.066cm" draw:z-index="9"><draw:image xlink:href="Pictures/2000000700000C4E00000811CA415AAF.svm" xlink:type="simple" xlink:show="embed" xlink:actuate="onLoad"/></draw:frame>Aby zmienić stan techniczny roweru z „Zepsuty” na „W naprawie” należy nacisnąć przycisk „Wyślij do serwisu”, a następnie w oknie dialogowym które się ukaże wpisać numer uszkodzonego roweru i nacisnąć przycisk „OK”<text:line-break/>Aby anulować akcje należy wcisnąć przycisk „Cancel”.</text:p>
      <text:p text:style-name="P1"><draw:frame draw:style-name="fr2" draw:name="grafika11" text:anchor-type="paragraph" svg:x="13.09cm" svg:y="0.46cm" svg:width="2.037cm" svg:height="2.224cm" draw:z-index="10"><draw:image xlink:href="Pictures/20000007000007F6000008B0C1C7B8CB.svm" xlink:type="simple" xlink:show="embed" xlink:actuate="onLoad"/></draw:frame></text:p>
      <text:p text:style-name="P1">Aby zmienić stan techniczny roweru z „W naprawie” na „Dobry” należy nacisnąć przycisk „Napraw”, a następnie w oknie dialogowym które się ukaże wpisać numer naprawionego roweru i nacisnąć przycisk „OK”</text:p>
      <text:p text:style-name="P1"><draw:frame draw:style-name="fr3" draw:name="grafika10" text:anchor-type="paragraph" svg:x="0.229cm" svg:y="0cm" svg:width="7.489cm" svg:height="2.963cm" draw:z-index="8"><draw:image xlink:href="Pictures/2000000700001D4100000B945954A94C.svm" xlink:type="simple" xlink:show="embed" xlink:actuate="onLoad"/></draw:frame>Aby anulować akcje należy wcisnąć przycisk „Cancel”.</text:p>
      <text:p text:style-name="P1"/>
      <text:p text:style-name="P1">d) Dodawanie/usuwanie roweru</text:p>
      <text:p text:style-name="P1"><draw:frame draw:style-name="fr2" draw:name="grafika12" text:anchor-type="paragraph" svg:x="13.379cm" svg:y="0.45cm" svg:width="2.939cm" svg:height="1.799cm" draw:z-index="11"><draw:image xlink:href="Pictures/2000000700000B7A00000708A8B3FF0E.svm" xlink:type="simple" xlink:show="embed" xlink:actuate="onLoad"/></draw:frame></text:p>
      <text:p text:style-name="P1">Aby dodać nowy rower do bazy danych rowerów należy nacisnąć przycisk „Dodaj rower”. Następnie w oknie dialogowym które zostanie wyświetlone należy wpisać numer ID wprowadzanego roweru(automatycznie zostaje tam wprowadzona kolejna liczba roweru) i nacisnąć przycisk „OK”</text:p>
      <text:p text:style-name="P1"/>
      <text:p text:style-name="P1"><draw:frame draw:style-name="fr3" draw:name="grafika14" text:anchor-type="paragraph" svg:x="0.143cm" svg:y="0.016cm" svg:width="7.542cm" svg:height="2.939cm" draw:z-index="13"><draw:image xlink:href="Pictures/2000000700001D7600000B7A818B66CC.svm" xlink:type="simple" xlink:show="embed" xlink:actuate="onLoad"/></draw:frame>Aby anulować akcje należy wcisnąć przycisk „Cancel”.</text:p>
      <text:p text:style-name="P1"><text:soft-page-break/></text:p>
      <text:p text:style-name="P1"><draw:frame draw:style-name="fr2" draw:name="grafika13" text:anchor-type="paragraph" svg:x="14.002cm" svg:y="0.249cm" svg:width="2.753cm" svg:height="1.931cm" draw:z-index="12"><draw:image xlink:href="Pictures/2000000700000AC10000078C0D0C8A3F.svm" xlink:type="simple" xlink:show="embed" xlink:actuate="onLoad"/></draw:frame></text:p>
      <text:p text:style-name="P1">Aby usunąć rower z bazy danych rowerów należy nacisnąć przycisk „Usuń rower”. Następnie w oknie dialogowym które zostanie wyświetlone należy wpisać numer ID wprowadzanego roweru(automatycznie zostaje tam wprowadzona kolejna liczba roweru) i nacisnąć przycisk „OK”</text:p>
      <text:p text:style-name="P1"><draw:frame draw:style-name="fr3" draw:name="grafika15" text:anchor-type="paragraph" svg:x="0.176cm" svg:y="0.189cm" svg:width="7.595cm" svg:height="2.992cm" draw:z-index="14"><draw:image xlink:href="Pictures/2000000700001DAB00000BAF5261612C.svm" xlink:type="simple" xlink:show="embed" xlink:actuate="onLoad"/></draw:frame>Aby anulować akcje należy wcisnąć przycisk „Cancel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38S</meta:editing-duration>
    <meta:editing-cycles>6</meta:editing-cycles>
    <meta:generator>OpenOffice/4.1.2$Win32 OpenOffice.org_project/412m3$Build-9782</meta:generator>
    <dc:date>2016-06-07T16:34:15.95</dc:date>
    <meta:document-statistic meta:table-count="0" meta:image-count="15" meta:object-count="0" meta:page-count="3" meta:paragraph-count="25" meta:word-count="380" meta:character-count="2768"/>
    <meta:user-defined meta:name="Info 1"/>
    <meta:user-defined meta:name="Info 2"/>
    <meta:user-defined meta:name="Info 3"/>
    <meta:user-defined meta:name="Info 4"/>
  </office:meta>
</office:document-meta>
</file>